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8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3cm" fo:min-width="2.16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3cm" fo:min-width="1.2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Courier New" fo:font-size="11pt" fo:font-weight="bold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font-name="Courier New" fo:font-size="11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038cm" svg:height="1.657cm" svg:x="2.4cm" svg:y="0.9cm">
          <draw:text-box>
            <text:p text:style-name="P1">Working</text:p>
            <text:p text:style-name="P1">Directory</text:p>
          </draw:text-box>
        </draw:frame>
        <draw:frame draw:style-name="gr2" draw:text-style-name="P2" draw:layer="layout" svg:width="2.648cm" svg:height="1.657cm" svg:x="8.9cm" svg:y="0.9cm">
          <draw:text-box>
            <text:p text:style-name="P1">Staging</text:p>
            <text:p text:style-name="P1">Area</text:p>
          </draw:text-box>
        </draw:frame>
        <draw:frame draw:style-name="gr3" draw:text-style-name="P2" draw:layer="layout" svg:width="4.469cm" svg:height="1.424cm" svg:x="15.4cm" svg:y="0.9cm">
          <draw:text-box>
            <text:p text:style-name="P1">.git Directory</text:p>
            <text:p text:style-name="P1"><text:span text:style-name="T1">(Permanent Storage)</text:span></text:p>
          </draw:text-box>
        </draw:frame>
        <draw:frame draw:style-name="gr4" draw:text-style-name="P3" draw:layer="layout" svg:width="1.886cm" svg:height="0.954cm" draw:transform="rotate (1.5707963267949) translate (0.9cm 7.086cm)">
          <draw:text-box>
            <text:p>Time</text:p>
          </draw:text-box>
        </draw:frame>
        <draw:line draw:style-name="gr5" draw:text-style-name="P4" draw:layer="layout" svg:x1="1.4cm" svg:y1="7.2cm" svg:x2="1.4cm" svg:y2="10.5cm">
          <text:p/>
        </draw:line>
        <draw:line draw:style-name="gr6" draw:text-style-name="P4" draw:layer="layout" svg:x1="1.4cm" svg:y1="2.8cm" svg:x2="1.4cm" svg:y2="5.1cm">
          <text:p/>
        </draw:line>
        <draw:frame draw:style-name="gr7" draw:text-style-name="P6" draw:layer="layout" svg:width="2.66cm" svg:height="0.723cm" svg:x="2.6cm" svg:y="3.177cm">
          <draw:text-box>
            <text:p text:style-name="P5"><text:span text:style-name="T2">report.md</text:span></text:p>
          </draw:text-box>
        </draw:frame>
        <draw:frame draw:style-name="gr8" draw:text-style-name="P6" draw:layer="layout" svg:width="1.899cm" svg:height="0.723cm" svg:x="9.4cm" svg:y="3.2cm">
          <draw:text-box>
            <text:p text:style-name="P5"><text:span text:style-name="T2">staged</text:span></text:p>
          </draw:text-box>
        </draw:frame>
        <draw:frame draw:style-name="gr8" draw:text-style-name="P6" draw:layer="layout" svg:width="1.899cm" svg:height="0.723cm" svg:x="9.401cm" svg:y="4.501cm">
          <draw:text-box>
            <text:p text:style-name="P5"><text:span text:style-name="T2">staged</text:span></text:p>
          </draw:text-box>
        </draw:frame>
        <draw:frame draw:style-name="gr8" draw:text-style-name="P6" draw:layer="layout" svg:width="1.899cm" svg:height="0.723cm" svg:x="9.402cm" svg:y="5.802cm">
          <draw:text-box>
            <text:p text:style-name="P5"><text:span text:style-name="T2">staged</text:span></text:p>
          </draw:text-box>
        </draw:frame>
        <draw:frame draw:style-name="gr8" draw:text-style-name="P6" draw:layer="layout" svg:width="1.899cm" svg:height="0.723cm" svg:x="9.403cm" svg:y="7.103cm">
          <draw:text-box>
            <text:p text:style-name="P5"><text:span text:style-name="T2">staged</text:span></text:p>
          </draw:text-box>
        </draw:frame>
        <draw:frame draw:style-name="gr8" draw:text-style-name="P6" draw:layer="layout" svg:width="1.899cm" svg:height="0.723cm" svg:x="9.404cm" svg:y="8.404cm">
          <draw:text-box>
            <text:p text:style-name="P5"><text:span text:style-name="T2">staged</text:span></text:p>
          </draw:text-box>
        </draw:frame>
        <draw:frame draw:style-name="gr8" draw:text-style-name="P6" draw:layer="layout" svg:width="2.598cm" svg:height="0.723cm" svg:x="16.201cm" svg:y="4.501cm">
          <draw:text-box>
            <text:p text:style-name="P5"><text:span text:style-name="T2">committed</text:span></text:p>
          </draw:text-box>
        </draw:frame>
        <draw:frame draw:style-name="gr8" draw:text-style-name="P6" draw:layer="layout" svg:width="2.598cm" svg:height="0.723cm" svg:x="16.204cm" svg:y="8.404cm">
          <draw:text-box>
            <text:p text:style-name="P5"><text:span text:style-name="T2">committed</text:span></text:p>
          </draw:text-box>
        </draw:frame>
        <draw:line draw:style-name="gr5" draw:text-style-name="P4" draw:layer="layout" svg:x1="5.6cm" svg:y1="3.6cm" svg:x2="9.2cm" svg:y2="3.6cm">
          <text:p/>
        </draw:line>
        <draw:line draw:style-name="gr5" draw:text-style-name="P4" draw:layer="layout" svg:x1="5.6cm" svg:y1="3.6cm" svg:x2="9.2cm" svg:y2="4.9cm">
          <text:p/>
        </draw:line>
        <draw:line draw:style-name="gr5" draw:text-style-name="P4" draw:layer="layout" svg:x1="5.6cm" svg:y1="3.6cm" svg:x2="9.2cm" svg:y2="6.2cm">
          <text:p/>
        </draw:line>
        <draw:line draw:style-name="gr5" draw:text-style-name="P4" draw:layer="layout" svg:x1="5.6cm" svg:y1="3.6cm" svg:x2="9.2cm" svg:y2="7.5cm">
          <text:p/>
        </draw:line>
        <draw:line draw:style-name="gr5" draw:text-style-name="P4" draw:layer="layout" svg:x1="5.6cm" svg:y1="3.6cm" svg:x2="9.2cm" svg:y2="8.7cm">
          <text:p/>
        </draw:line>
        <draw:line draw:style-name="gr5" draw:text-style-name="P4" draw:layer="layout" svg:x1="11.9cm" svg:y1="4.9cm" svg:x2="15.5cm" svg:y2="4.9cm">
          <text:p/>
        </draw:line>
        <draw:line draw:style-name="gr5" draw:text-style-name="P4" draw:layer="layout" svg:x1="11.9cm" svg:y1="8.7cm" svg:x2="15.5cm" svg:y2="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9T10:30:47.644643000</meta:creation-date>
    <dc:date>2017-10-19T11:49:06.551748000</dc:date>
    <meta:editing-duration>PT21M8S</meta:editing-duration>
    <meta:editing-cycles>8</meta:editing-cycles>
    <meta:generator>LibreOffice/5.4.0.3$MacOSX_X86_64 LibreOffice_project/7556cbc6811c9d992f4064ab9287069087d7f62c</meta:generator>
    <meta:document-statistic meta:object-count="21"/>
  </office:meta>
</office:document-meta>
</file>